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7c0d" officeooo:paragraph-rsid="0009171c"/>
    </style:style>
    <style:style style:name="P2" style:family="paragraph" style:parent-style-name="Preformatted_20_Text">
      <style:paragraph-properties fo:margin-left="1.852cm" fo:margin-right="0cm" fo:text-indent="0.019cm" style:auto-text-indent="false"/>
    </style:style>
    <style:style style:name="P3" style:family="paragraph" style:parent-style-name="Standard">
      <style:text-properties officeooo:rsid="00077c0d" officeooo:paragraph-rsid="0009171c"/>
    </style:style>
    <style:style style:name="P4" style:family="paragraph" style:parent-style-name="Standard" style:list-style-name="L1">
      <style:text-properties officeooo:paragraph-rsid="0009171c"/>
    </style:style>
    <style:style style:name="P5" style:family="paragraph" style:parent-style-name="Standard" style:list-style-name="L1">
      <style:text-properties officeooo:rsid="00097d0e" officeooo:paragraph-rsid="00097d0e"/>
    </style:style>
    <style:style style:name="P6" style:family="paragraph" style:parent-style-name="Standard" style:list-style-name="L1">
      <style:text-properties officeooo:rsid="000a8c3c" officeooo:paragraph-rsid="000a8c3c"/>
    </style:style>
    <style:style style:name="T1" style:family="text">
      <style:text-properties officeooo:rsid="0009171c"/>
    </style:style>
    <style:style style:name="T2" style:family="text">
      <style:text-properties officeooo:rsid="00097d0e"/>
    </style:style>
    <style:style style:name="T3" style:family="text">
      <style:text-properties officeooo:rsid="000a8c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esthetic tabs</text:span><text:note text:id="ftn1" text:note-class="footnote"><text:note-citation>1</text:note-citation><text:note-body><text:p text:style-name="P2"><text:tab/><text:span text:style-name="T1">There should be a tab separating the footnote number from the footnote text.</text:span></text:p></text:note-body></text:note><text:span text:style-name="T1"> should be inserted/removed only for footnotes with a hanging indent.</text:span></text:p>
      <text:list xml:id="list4074598084" text:style-name="L1">
        <text:list-item>
          <text:p text:style-name="P4"><text:span text:style-name="T2">test intentionally not using the footnote para style.</text:span></text:p>
        </text:list-item>
        <text:list-item>
          <text:p text:style-name="P5">overriding <text:span text:style-name="T3">style with direct paragraph properties.</text:span></text:p>
        </text:list-item>
        <text:list-item>
          <text:p text:style-name="P6">ensuring a positive margin, but no hanging margin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Footnote" style:family="paragraph" style:parent-style-name="Standard" style:class="extra">
      <style:paragraph-properties fo:margin-left="5.001cm" fo:margin-right="0cm" fo:text-indent="-5.001c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loext:contextual-spacing="false" fo:text-indent="-5.001cm" style:auto-text-indent="false">
        <style:tab-stops/>
      </style:paragraph-properties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7:16.186342303</meta:creation-date>
    <dc:date>2018-04-20T07:41:06.538421168</dc:date>
    <meta:editing-duration>PT20M1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50" meta:character-count="317" meta:non-whitespace-character-count="273"/>
  </office:meta>
</office:document-meta>
</file>